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Text_20_body">
      <style:paragraph-properties fo:margin-left="0.794cm" fo:margin-right="0cm" fo:text-indent="0cm" style:auto-text-indent="false"/>
    </style:style>
    <style:style style:name="P2" style:family="paragraph" style:parent-style-name="Text_20_body">
      <style:paragraph-properties fo:line-height="150%" fo:text-align="start" style:justify-single-word="false"/>
      <style:text-properties officeooo:paragraph-rsid="0017a314"/>
    </style:style>
    <style:style style:name="P3" style:family="paragraph" style:parent-style-name="Text_20_body">
      <style:paragraph-properties fo:line-height="150%" fo:text-align="start" style:justify-single-word="false"/>
      <style:text-properties fo:color="#000000" fo:font-size="10.5pt" fo:font-weight="bold" officeooo:paragraph-rsid="0017a314" style:font-size-asian="10.5pt" style:language-asian="zh" style:country-asian="CN" style:font-weight-asian="bold" style:font-size-complex="10.5pt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officeooo:paragraph-rsid="003a1964"/>
    </style:style>
    <style:style style:name="P6" style:family="paragraph" style:parent-style-name="Standard" style:list-style-name="L1">
      <style:text-properties officeooo:paragraph-rsid="003b0b5c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fo:color="#000000" fo:font-size="10.5pt" fo:font-weight="bold" officeooo:paragraph-rsid="0017a314" style:font-size-asian="10.5pt" style:language-asian="zh" style:country-asian="CN" style:font-weight-asian="bold" style:font-size-complex="10.5pt"/>
    </style:style>
    <style:style style:name="P8" style:family="paragraph" style:parent-style-name="Standard" style:list-style-name="L1">
      <style:paragraph-properties fo:line-height="150%" fo:text-align="start" style:justify-single-word="false"/>
      <style:text-properties fo:color="#000000" fo:font-size="10.5pt" fo:font-weight="bold" officeooo:rsid="0005c936" officeooo:paragraph-rsid="0017a314" style:font-size-asian="10.5pt" style:language-asian="zh" style:country-asian="CN" style:font-weight-asian="bold" style:font-size-complex="10.5pt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Heading_20_1" style:master-page-name="Standard">
      <style:paragraph-properties style:page-number="auto"/>
      <style:text-properties style:language-asian="zh" style:country-asian="CN"/>
    </style:style>
    <style:style style:name="T1" style:family="text">
      <style:text-properties officeooo:rsid="000559b7"/>
    </style:style>
    <style:style style:name="T2" style:family="text">
      <style:text-properties officeooo:rsid="002c9643"/>
    </style:style>
    <style:style style:name="T3" style:family="text">
      <style:text-properties officeooo:rsid="002e20f8"/>
    </style:style>
    <style:style style:name="T4" style:family="text">
      <style:text-properties officeooo:rsid="002f4949"/>
    </style:style>
    <style:style style:name="T5" style:family="text">
      <style:text-properties officeooo:rsid="002faabd"/>
    </style:style>
    <style:style style:name="T6" style:family="text">
      <style:text-properties officeooo:rsid="00355909"/>
    </style:style>
    <style:style style:name="T7" style:family="text">
      <style:text-properties officeooo:rsid="003740d1"/>
    </style:style>
    <style:style style:name="T8" style:family="text">
      <style:text-properties officeooo:rsid="00375322"/>
    </style:style>
    <style:style style:name="T9" style:family="text">
      <style:text-properties officeooo:rsid="0038e5f7"/>
    </style:style>
    <style:style style:name="T10" style:family="text">
      <style:text-properties officeooo:rsid="003b0b5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总计</text:h>
      <text:list xml:id="list2629964719980503606" text:style-name="L1">
        <text:list-item>
          <text:p text:style-name="P5">本月自己处理的ticket总字数有：<text:span text:style-name="T2">[</text:span><text:span text:style-name="T8">1978 </text:span><text:span text:style-name="T2">]</text:span></text:p>
        </text:list-item>
        <text:list-item>
          <text:p text:style-name="P6">本月热心帮助的ticket总字数有：<text:span text:style-name="T3">[</text:span><text:span text:style-name="T10">397</text:span><text:span text:style-name="T3">]</text:span></text:p>
        </text:list-item>
        <text:list-item>
          <text:p text:style-name="P4">本月贡献的wiki总字数有：<text:span text:style-name="T3">[</text:span><text:span text:style-name="T6">0</text:span><text:span text:style-name="T3">]</text:span></text:p>
        </text:list-item>
        <text:list-item>
          <text:p text:style-name="P4">本月贡献的wiki代码数有：<text:span text:style-name="T4">[</text:span><text:span text:style-name="T6">0</text:span><text:span text:style-name="T4">]</text:span></text:p>
        </text:list-item>
        <text:list-item>
          <text:p text:style-name="P4">本月贡献的有效代码行数有：<text:span text:style-name="T4">[</text:span><text:span text:style-name="T9">880</text:span><text:span text:style-name="T4">]</text:span></text:p>
        </text:list-item>
        <text:list-item>
          <text:p text:style-name="P4">本月跟踪fixed的bug帖子数量：<text:span text:style-name="T4">[</text:span><text:span text:style-name="T6">0</text:span><text:span text:style-name="T4">]</text:span></text:p>
        </text:list-item>
        <text:list-item>
          <text:p text:style-name="P4">满足需求并稳定使用了超过三个月的功能代码：<text:span text:style-name="T4">[</text:span><text:span text:style-name="T6">0</text:span><text:span text:style-name="T4">]</text:span></text:p>
        </text:list-item>
        <text:list-item>
          <text:p text:style-name="P4">所有组员的平均代码行数：<text:span text:style-name="T5">[</text:span><text:span text:style-name="T7">0</text:span><text:span text:style-name="T5">]</text:span></text:p>
        </text:list-item>
      </text:list>
      <text:h text:style-name="Heading_20_1" text:outline-level="1">详细信息</text:h>
      <text:list xml:id="list32576557" text:continue-numbering="true" text:style-name="L1">
        <text:list-item>
          <text:list>
            <text:list-item>
              <text:p text:style-name="P7">功能代码加成</text:p>
              <text:list>
                <text:list-item>
                  <text:p text:style-name="P7"><text:s text:c="3"/>版本号 <text:s text:c="3"/>| <text:s text:c="7"/>文件路径 <text:s text:c="3"/><text:span text:style-name="T1">| <text:s text:c="4"/>有效代码行数</text:span></text:p>
                  <text:list>
                    <text:list-item>
                      <text:p text:style-name="P7">xxxx <text:s text:c="14"/>xxxx/xxxxx/xxxxx/xxxx.xxx</text:p>
                    </text:list-item>
                  </text:list>
                </text:list-item>
              </text:list>
            </text:list-item>
            <text:list-item>
              <text:p text:style-name="P8">组员代码加成</text:p>
              <text:list>
                <text:list-item>
                  <text:p text:style-name="P7"><text:s text:c="2"/>组员姓名 <text:s/>| <text:s text:c="2"/>组员有效代码行数 <text:s/></text:p>
                  <text:list>
                    <text:list-header>
                      <text:p text:style-name="P7"/>
                    </text:list-header>
                  </text:list>
                </text:list-item>
              </text:list>
            </text:list-item>
          </text:list>
        </text:list-item>
      </text:list>
      <text:p text:style-name="P2">总效提交次数： 9</text:p>
      <text:section text:style-name="Sect1" text:name="count">
        <text:p text:style-name="P1">无效提交次数： 0</text:p>
        <text:p text:style-name="P1">有效提交次数： 9</text:p>
        <text:p text:style-name="P1"/>
        <text:p text:style-name="P1">总提交代码行数： 880</text:p>
        <text:p text:style-name="P1">无效代码行数： 0</text:p>
        <text:p text:style-name="P1">有效代码行数： 880</text:p>
      </text:section>
      <text:section text:style-name="Sect1" text:name="区域1">
        <text:p text:style-name="Horizontal_20_Line"><text:bookmark text:name="divInvalidRevision"/></text:p>
      </text:section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宋体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5T17:18:11.37</meta:creation-date>
    <dc:date>2014-11-04T12:40:50.96</dc:date>
    <meta:editing-duration>PT4H24M12S</meta:editing-duration>
    <meta:editing-cycles>109</meta:editing-cycles>
    <meta:generator>LibreOffice/4.0.5.2$Windows_x86 LibreOffice_project/5464147a081647a250913f19c0715bca595af2f</meta:generator>
    <meta:document-statistic meta:table-count="0" meta:image-count="0" meta:object-count="0" meta:page-count="1" meta:paragraph-count="22" meta:word-count="226" meta:character-count="356" meta:non-whitespace-character-count="301"/>
  </office:meta>
</office:document-meta>
</file>